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104514" style:font-name-asian="Symbol" style:font-size-asian="12pt" style:font-size-complex="12pt"/>
    </style:style>
    <style:style style:name="P2" style:family="paragraph" style:parent-style-name="Standard">
      <style:text-properties fo:font-size="12pt" officeooo:paragraph-rsid="00104514" style:font-name-asian="Symbol" style:font-size-asian="12pt" style:font-size-complex="12pt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104514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fo:color="#000000" fo:font-size="12pt" officeooo:paragraph-rsid="00104514" style:font-name-asian="Symbol" style:font-size-asian="12pt" style:language-asian="ar" style:country-asian="SA" style:font-size-complex="12pt"/>
    </style:style>
    <style:style style:name="P5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104514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 fo:padding="0cm" fo:border-left="none" fo:border-right="none" fo:border-top="0.51pt solid #000000" fo:border-bottom="none"/>
      <style:text-properties fo:color="#000000" fo:font-size="12pt" fo:font-weight="bold" officeooo:paragraph-rsid="00104514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104514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104514" style:font-name-asian="Symbol" style:font-size-asian="12pt" style:font-size-complex="12pt"/>
    </style:style>
    <style:style style:name="P9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fo:font-size="12pt" officeooo:paragraph-rsid="00104514" style:font-name-asian="Symbol" style:font-size-asian="12pt" style:font-size-complex="12pt"/>
    </style:style>
    <style:style style:name="P10" style:family="paragraph" style:parent-style-name="Standard">
      <style:text-properties fo:font-size="12pt" officeooo:paragraph-rsid="00104514" style:font-name-asian="Symbol" style:font-size-asian="12pt" style:font-size-complex="12pt"/>
    </style:style>
    <style:style style:name="P11" style:family="paragraph" style:parent-style-name="Standard">
      <style:text-properties style:font-name="Liberation Serif1" officeooo:rsid="00104514" officeooo:paragraph-rsid="00104514" style:font-name-asian="Symbo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И НАУКИ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7">«ТОМСКИЙ ГОСУДАРСТВЕННЫЙ УНИВЕРСИТЕТ СИСТЕМ УПРАВЛЕНИЯ </text:p>
      <text:p text:style-name="P7">И РАДИОЭЛЕКТРОНИКИ» (ТУСУР)</text:p>
      <text:p text:style-name="P5"/>
      <text:p text:style-name="P4"/>
      <text:p text:style-name="P8"/>
      <text:p text:style-name="P8"/>
      <text:p text:style-name="P1">ЗАДАНИЕ</text:p>
      <text:p text:style-name="P1">на преддипломную практику</text:p>
      <text:p text:style-name="P2"/>
      <text:p text:style-name="P2">студенту _____________________________________________________________</text:p>
      <text:p text:style-name="P2">группа ___________________ факультет __________________________________</text:p>
      <text:p text:style-name="P2">1. Тема задания: ______________________________________________________</text:p>
      <text:p text:style-name="P2">_____________________________________________________________________</text:p>
      <text:p text:style-name="P2">2. Исходные данные ___________________________________________________</text:p>
      <text:p text:style-name="P2">_____________________________________________________________________</text:p>
      <text:p text:style-name="P2">3. Перечень вопросов, подлежащих разработке 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Руководитель практики от предприятия (Ф.И.О., должность, место работы)</text:p>
      <text:p text:style-name="P2">_____________________________________________________________________</text:p>
      <text:p text:style-name="P2">_____________________________________________________________________</text:p>
      <text:p text:style-name="P1"><text:tab/><text:tab/><text:tab/><text:tab/><text:tab/>____________________________</text:p>
      <text:p text:style-name="P9">(подпись руководителя)</text:p>
      <text:p text:style-name="P2"/>
      <text:p text:style-name="P2">Задание принял к исполнению __________________________________________</text:p>
      <text:p text:style-name="P2"><text:tab/><text:tab/><text:tab/><text:tab/><text:tab/><text:tab/><text:tab/> <text:s/>(подпись студента)</text:p>
      <text:p text:style-name="P11">«____»____________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5-12T10:29:28.324853561</dc:date>
    <meta:editing-duration>PT19M16S</meta:editing-duration>
    <meta:editing-cycles>12</meta:editing-cycles>
    <meta:generator>LibreOffice/5.2.2.2$Linux_X86_64 LibreOffice_project/20m0$Build-2</meta:generator>
    <meta:document-statistic meta:table-count="0" meta:image-count="0" meta:object-count="0" meta:page-count="1" meta:paragraph-count="27" meta:word-count="75" meta:character-count="1543" meta:non-whitespace-character-count="1480"/>
  </office:meta>
</office:document-meta>
</file>